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e62af" officeooo:paragraph-rsid="001e62af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14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159cm"/>
        </style:tab-stops>
      </style:paragraph-properties>
      <style:text-properties fo:font-size="14pt" officeooo:rsid="001ea919" officeooo:paragraph-rsid="001ea91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4cm" fo:margin-right="0cm" fo:line-height="150%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fo:font-size="14pt" officeooo:rsid="001ea919" officeooo:paragraph-rsid="001ea91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fo:font-size="14pt" officeooo:rsid="002025a1" officeooo:paragraph-rsid="002025a1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fo:font-size="14pt" officeooo:rsid="002e45eb" officeooo:paragraph-rsid="002e45eb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.159cm"/>
        </style:tab-stops>
      </style:paragraph-properties>
      <style:text-properties fo:font-size="14pt" officeooo:rsid="001ea919" officeooo:paragraph-rsid="001ea919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.159cm"/>
        </style:tab-stops>
      </style:paragraph-properties>
      <style:text-properties fo:font-size="14pt" officeooo:rsid="002025a1" officeooo:paragraph-rsid="002025a1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size="8pt" style:font-size-asian="8pt" style:font-size-complex="8pt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officeooo:rsid="002f9572"/>
    </style:style>
    <style:style style:name="T2" style:family="text">
      <style:text-properties officeooo:rsid="0036d323"/>
    </style:style>
    <style:style style:name="T3" style:family="text">
      <style:text-properties officeooo:rsid="0037e29f"/>
    </style:style>
    <style:style style:name="T4" style:family="text">
      <style:text-properties officeooo:rsid="0039b6dc"/>
    </style:style>
    <style:style style:name="T5" style:family="text">
      <style:text-properties officeooo:rsid="003b128a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svg:stroke-color="#000000" draw:marker-end="Стили_20_стрелок_20_1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marker-end="Стили_20_стрелок_20_1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000000" draw:marker-start-width="0.427cm" draw:marker-end="Стили_20_стрелок_20_1" draw:marker-end-width="0.427cm" draw:fill-color="#ffffff" draw:textarea-horizontal-align="justify" draw:textarea-vertical-align="middle" draw:auto-grow-height="false" fo:min-height="0.542cm" fo:min-width="0.561cm" fo:padding-top="0.025cm" fo:padding-bottom="0.025cm" fo:padding-left="0.025cm" fo:padding-right="0.025cm" style:run-through="foreground"/>
    </style:style>
    <style:style style:name="gr5" style:family="graphic">
      <style:graphic-properties draw:stroke="none" draw:stroke-dash="Dot" svg:stroke-color="#000000" draw:marker-start="" draw:marker-end="Стили_20_стрелок_20_1" draw:fill-color="#000000" draw:textarea-horizontal-align="justify" draw:textarea-vertical-align="middle" draw:auto-grow-height="false" fo:min-height="0.519cm" fo:min-width="0.519cm" style:run-through="foreground"/>
      <style:paragraph-properties style:writing-mode="lr-tb"/>
    </style:style>
    <style:style style:name="gr6" style:family="graphic">
      <style:graphic-properties svg:stroke-width="0.049cm" draw:marker-start-width="0.427cm" draw:marker-end="Стили_20_стрелок_20_1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marker-end="Стили_20_стрелок_20_1" draw:fill="none" draw:fill-color="#ffffff" fo:min-height="0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draw:marker-start-width="0.427cm" draw:marker-end="Стили_20_стрелок_20_1" draw:marker-end-width="0.427cm" draw:fill-color="#ffffff" draw:textarea-horizontal-align="justify" draw:textarea-vertical-align="middle" draw:auto-grow-height="false" fo:min-height="1.307cm" fo:min-width="4.2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marker-end="Стили_20_стрелок_20_1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marker-end="Стили_20_стрелок_20_1" draw:fill="none" draw:fill-color="#ffffff" fo:min-height="1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49cm" draw:marker-start-width="0.427cm" draw:marker-end="Стили_20_стрелок_20_1" draw:marker-end-width="0.427cm" draw:fill-color="#ffffff" draw:textarea-horizontal-align="justify" draw:textarea-vertical-align="middle" draw:auto-grow-height="false" fo:min-height="0.776cm" fo:min-width="4.2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marker-end="Стили_20_стрелок_20_1" draw:fill="none" draw:fill-color="#ffffff" fo:min-height="1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marker-end="Стили_20_стрелок_20_1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marker-end="Стили_20_стрелок_20_1" draw:fill="none" draw:fill-color="#ffffff" fo:min-height="1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-color="#000000" draw:textarea-horizontal-align="justify" draw:textarea-vertical-align="middle" draw:auto-grow-height="false" fo:min-height="0.619cm" fo:min-width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1</text:p>
      <text:p text:style-name="P1">«Разработка диаграммы переходов состояний»</text:p>
      <text:p text:style-name="P2">Выполнил:</text:p>
      <text:p text:style-name="P3">Стенин Михаил</text:p>
      <text:p text:style-name="P3">Группа 22-29</text:p>
      <text:p text:style-name="P3"/>
      <text:p text:style-name="P6">Краткое описание объекта автоматизации:</text:p>
      <text:p text:style-name="P7">Анимационная студия <text:s/>с направлением в 3D-Визуализацию, занимающаяся как проектами на заказ, так и собственными коммерческими проектами «по шаблону», то есть используя множество материалов несобственного производства. <text:span text:style-name="T3">При поступлении заказа или создании своей идеи, формируется сценарий </text:span><text:span text:style-name="T5">со звуковой дорожкой</text:span><text:span text:style-name="T3"> и </text:span><text:span text:style-name="T4">таймлайн</text:span><text:span text:style-name="T3">, после чего аниматоры закрепляются за своими кадрами(анимационными отрезками).</text:span></text:p>
      <text:p text:style-name="P4"><draw:custom-shape text:anchor-type="paragraph" draw:z-index="0" draw:name="Фигура1" draw:style-name="gr15" draw:text-style-name="P19" svg:width="0.874cm" svg:height="0.874cm" svg:x="0.616cm" svg:y="5.4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Фигура2" draw:style-name="gr6" draw:text-style-name="P9" svg:x1="1.316cm" svg:y1="5.921cm" svg:x2="4.872cm" svg:y2="5.921cm"><text:p/></draw:line><draw:frame text:anchor-type="paragraph" draw:z-index="2" draw:name="Фигура3" draw:style-name="gr14" draw:text-style-name="P10" svg:width="3.825cm" svg:height="1.151cm" svg:x="0.718cm" svg:y="6.193cm"><draw:text-box><text:p text:style-name="P9"><text:span text:style-name="T7">Начало</text:span></text:p><text:p text:style-name="P9"><text:span text:style-name="T8">Поступил запрос о назначении аниматоров</text:span></text:p></draw:text-box></draw:frame><draw:custom-shape text:anchor-type="paragraph" draw:z-index="3" draw:name="Фигура4" draw:style-name="gr8" draw:text-style-name="P14" svg:width="4.266cm" svg:height="1.357cm" svg:x="4.872cm" svg:y="5.177cm"><text:p text:style-name="P13"><text:span text:style-name="T7">Проверка строки материалов</text:span></text:p><text:p text:style-name="P13"><text:span text:style-name="T8">выполнить/проверить строку</text:span></text:p><draw:enhanced-geometry svg:viewBox="0 0 21600 21600" draw:type="rectangle" draw:enhanced-path="M 0 0 L 21600 0 21600 21600 0 21600 0 0 Z N"/></draw:custom-shape><draw:path text:anchor-type="paragraph" draw:z-index="4" draw:name="Фигура5" draw:style-name="gr6" draw:text-style-name="P9" svg:width="2.216cm" svg:height="1.456cm" draw:transform="skewX (0.280648943720688) rotate (1.46188778147045) translate (6.30766656490057cm 5.17701384711007cm)" svg:viewBox="0 0 2217 1457" svg:d="M0 0c4580 0 645 1457 645 1457"><text:p/></draw:path><draw:frame text:anchor-type="paragraph" draw:z-index="5" draw:name="Фигура6" draw:style-name="gr13" draw:text-style-name="P18" svg:width="2.333cm" svg:height="0.759cm" svg:x="1.744cm" svg:y="4.997cm"><draw:text-box><text:p text:style-name="P17"><text:span text:style-name="T6">/получить первую строку</text:span></text:p></draw:text-box></draw:frame><draw:frame text:anchor-type="paragraph" draw:z-index="6" draw:name="Фигура7" draw:style-name="gr12" draw:text-style-name="P16" svg:width="2.804cm" svg:height="1.401cm" svg:x="7.781cm" svg:y="3.203cm"><draw:text-box><text:p text:style-name="P15"><text:span text:style-name="T6">[Не все строки проверены] </text:span></text:p><text:p text:style-name="P15"><text:span text:style-name="T6">/получить следующую строку</text:span></text:p></draw:text-box></draw:frame><draw:custom-shape text:anchor-type="paragraph" draw:z-index="7" draw:name="Фигура4_0" draw:style-name="gr11" draw:text-style-name="P14" svg:width="4.266cm" svg:height="0.826cm" svg:x="4.865cm" svg:y="8.954cm"><text:p text:style-name="P13"><text:span text:style-name="T7">Ожидание</text:span></text:p><draw:enhanced-geometry svg:viewBox="0 0 21600 21600" draw:type="rectangle" draw:enhanced-path="M 0 0 L 21600 0 21600 21600 0 21600 0 0 Z N"/></draw:custom-shape><draw:line text:anchor-type="paragraph" draw:z-index="8" draw:name="Фигура8" draw:style-name="gr6" draw:text-style-name="P9" svg:x1="7.019cm" svg:y1="6.533cm" svg:x2="7.019cm" svg:y2="8.953cm"><text:p/></draw:line><draw:frame text:anchor-type="paragraph" draw:z-index="9" draw:name="Фигура9" draw:style-name="gr10" draw:text-style-name="P8" svg:width="1.853cm" svg:height="1.738cm" svg:x="4.902cm" svg:y="6.828cm"><draw:text-box><text:p><text:span text:style-name="T6">[все строки проверены, некоторые аниматоры не назначены]</text:span></text:p></draw:text-box></draw:frame><draw:path text:anchor-type="paragraph" draw:z-index="10" draw:name="Фигура5_0" draw:style-name="gr6" draw:text-style-name="P9" svg:width="2.217cm" svg:height="1.456cm" draw:transform="skewX (0.280998009571087) rotate (-1.68005393796974) translate (7.61118263737954cm 9.77900085636611cm)" svg:viewBox="0 0 2218 1457" svg:d="M0 0c4580-2 646 1457 646 1457"><text:p/></draw:path><draw:frame text:anchor-type="paragraph" draw:z-index="11" draw:name="Фигура9_0" draw:style-name="gr9" draw:text-style-name="P8" svg:width="2.585cm" svg:height="1.308cm" svg:x="3.745cm" svg:y="10.241cm"><draw:text-box><text:p><text:span text:style-name="T6">Аниматор назначен</text:span></text:p><text:p><text:span text:style-name="T6">[Некоторые аниматоры не назначены]</text:span></text:p></draw:text-box></draw:frame><draw:line text:anchor-type="paragraph" draw:z-index="12" draw:name="Фигура10" draw:style-name="gr6" draw:text-style-name="P9" svg:x1="9.137cm" svg:y1="6.038cm" svg:x2="12.204cm" svg:y2="7.372cm"><text:p/></draw:line><draw:line text:anchor-type="paragraph" draw:z-index="13" draw:name="Фигура11" draw:style-name="gr6" draw:text-style-name="P9" svg:x1="9.13cm" svg:y1="9.742cm" svg:x2="12.217cm" svg:y2="8.082cm"><text:p/></draw:line><draw:custom-shape text:anchor-type="paragraph" draw:z-index="14" draw:name="Фигура4_1" draw:style-name="gr8" draw:text-style-name="P14" svg:width="4.266cm" svg:height="1.357cm" svg:x="12.217cm" svg:y="7.036cm"><text:p text:style-name="P13"><text:span text:style-name="T7">Распределение кадров</text:span></text:p><text:p text:style-name="P13"><text:span text:style-name="T8">/Выполнить распределение</text:span></text:p><draw:enhanced-geometry svg:viewBox="0 0 21600 21600" draw:type="rectangle" draw:enhanced-path="M 0 0 L 21600 0 21600 21600 0 21600 0 0 Z N"/></draw:custom-shape><draw:frame text:anchor-type="paragraph" draw:z-index="15" draw:name="Фигура9_1" draw:style-name="gr1" draw:text-style-name="P8" svg:width="3.19cm" svg:height="0.981cm" svg:x="10.063cm" svg:y="9.292cm"><draw:text-box><text:p><text:span text:style-name="T6">Аниматор назначен</text:span></text:p><text:p><text:span text:style-name="T6">[Все аниматоры назначены]</text:span></text:p></draw:text-box></draw:frame><draw:frame text:anchor-type="paragraph" draw:z-index="16" draw:name="Фигура9_2" draw:style-name="gr7" draw:text-style-name="P8" svg:width="3.137cm" svg:height="0.833cm" svg:x="9.895cm" svg:y="5.674cm"><draw:text-box><text:p><text:span text:style-name="T6">[все строки проверены, все аниматоры назначены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0" draw:name="Фигура9_3" draw:style-name="gr1" draw:text-style-name="P8" svg:width="2.625cm" svg:height="0.981cm" svg:x="14.54cm" svg:y="0.224cm"><draw:text-box><text:p><text:span text:style-name="T6">Аниматорам присвоены свои кадры</text:span></text:p></draw:text-box></draw:frame><draw:line text:anchor-type="paragraph" draw:z-index="17" draw:name="Фигура12" draw:style-name="gr6" draw:text-style-name="P9" svg:x1="14.399cm" svg:y1="-0.127cm" svg:x2="14.399cm" svg:y2="1.85cm"><text:p/></draw:line></text:p>
      <text:p text:style-name="P4"/>
      <text:p text:style-name="P4"><draw:g text:anchor-type="paragraph" draw:z-index="18" draw:name="DrawObject1" draw:style-name="gr3"><draw:custom-shape draw:name="Фигура14" draw:style-name="gr4" draw:text-style-name="P11" svg:width="0.862cm" svg:height="0.835cm" svg:x="13.97cm" svg:y="0.2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13" draw:style-name="gr5" draw:text-style-name="P12" svg:width="0.735cm" svg:height="0.735cm" svg:x="14.032cm" svg:y="0.2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4"><draw:frame text:anchor-type="paragraph" draw:z-index="19" draw:name="Фигура3_0" draw:style-name="gr2" draw:text-style-name="P10" svg:width="3.825cm" svg:height="0.795cm" svg:x="12.529cm" svg:y="0.36cm"><draw:text-box><text:p text:style-name="P9"><text:span text:style-name="T7">Конец</text:span></text:p><text:p text:style-name="P9"><text:span text:style-name="T8">Аниматоры назначены</text:span></text:p></draw:text-box></draw:frame></text:p>
      <text:p text:style-name="P4"/>
      <text:p text:style-name="P5">Рисунок 1 - Диаграмма переходов <text:span text:style-name="T1">состояний </text:span>объекта «<text:span text:style-name="T2">Аниматоры</text:span>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draw:marker draw:name="Стили_20_стрелок_20_2" draw:display-name="Стили стрелок 2" svg:viewBox="0 7 20 13" svg:d="M0 20l10-13 10 13z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09-23T12:53:09.161069667</dc:date>
    <meta:editing-cycles>30</meta:editing-cycles>
    <meta:editing-duration>PT1H32M9S</meta:editing-duration>
    <meta:document-statistic meta:table-count="0" meta:image-count="0" meta:object-count="0" meta:page-count="1" meta:paragraph-count="8" meta:word-count="71" meta:character-count="594" meta:non-whitespace-character-count="530"/>
    <meta:user-defined meta:name="Поле 1"/>
    <meta:user-defined meta:name="Поле 2"/>
    <meta:user-defined meta:name="Поле 3"/>
    <meta:user-defined meta:name="Поле 4"/>
  </office:meta>
</office:document-meta>
</file>